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1.80556in" style:font-size-asian="1.80556in" style:font-size-complex="1.8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bitmap" draw:fill-image-name="a7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bitmap" draw:fill-image-name="a6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bitmap" draw:fill-image-name="a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78" draw:master-page-name="Master1-Layout7-blank-Em-branco" presentation:presentation-page-layout-name="Master1-PPL7" draw:id="Slide-256">
        <draw:frame draw:id="id73" presentation:style-name="a583" draw:name="Subtítulo 1" svg:x="0.55118in" svg:y="2.62782in" svg:width="9.92087in" svg:height="2.92271in" presentation:class="subtitle" presentation:placeholder="false">
          <draw:text-box>
            <text:p text:style-name="a580" text:class-names="" text:cond-style-name=""><text:span text:style-name="a579" text:class-names="">SOLID</text:span></text:p>
            <text:p text:style-name="a582" text:class-names="" text:cond-style-name=""><text:span text:style-name="a581" text:class-names="">Princípios ágeis</text:span></text:p>
          </draw:text-box>
          <svg:title/>
          <svg:desc/>
        </draw:frame>
        <draw:frame draw:id="id74" draw:style-name="a586" draw:name="CaixaDeTexto 2" svg:x="0.31496in" svg:y="0.23622in" svg:width="6.92913in" svg:height="0.55118in">
          <draw:text-box>
            <text:p text:style-name="a585" text:class-names="" text:cond-style-name=""><text:span text:style-name="a584" text:class-names="">Curso</text:span></text:p>
          </draw:text-box>
          <svg:title/>
          <svg:desc/>
        </draw:frame>
        <draw:frame draw:id="id75" draw:style-name="a589" draw:name="CaixaDeTexto 3" svg:x="5.11811in" svg:y="7.64952in" svg:width="5.51181in" svg:height="0.37025in">
          <draw:text-box>
            <text:p text:style-name="a588" text:class-names="" text:cond-style-name=""><text:span text:style-name="a587" text:class-names="">Erik Figueiredo</text:span></text:p>
          </draw:text-box>
          <svg:title/>
          <svg:desc/>
        </draw:frame>
        <presentation:notes draw:style-name="a595">
          <draw:frame draw:id="id76" draw:style-name="a592" draw:name="Espaço Reservado para Número de Slide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93" draw:name="Espaço Reservado para Imagem de Slide 1">
            <svg:title/>
            <svg:desc/>
          </draw:page-thumbnail>
          <draw:frame draw:id="id78" presentation:style-name="a59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7" draw:master-page-name="Master1-Layout7-blank-Em-branco" presentation:presentation-page-layout-name="Master1-PPL7" draw:id="Slide-257">
        <draw:frame draw:id="id79" presentation:style-name="a600" draw:name="Título 1" svg:x="0.55118in" svg:y="0.86614in" svg:width="9.92087in" svg:height="0.98661in" presentation:class="title" presentation:placeholder="false">
          <draw:text-box>
            <text:p text:style-name="a599" text:class-names="" text:cond-style-name=""><text:span text:style-name="a598" text:class-names="">Sintomas de um código doente</text:span></text:p>
          </draw:text-box>
          <svg:title/>
          <svg:desc/>
        </draw:frame>
        <draw:frame draw:id="id80" presentation:style-name="a619" draw:name="Espaço Reservado para Texto 2" svg:x="0.55118in" svg:y="2.07756in" svg:width="9.92087in" svg:height="5.4563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Ausência de testes ou pouca cobertura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Classes grande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Complexo de mais (complexidade ciclomática)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4"/>→ assunto para outro dia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Falta de padrão de escrita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Não ser SOLIDo</text:span></text:p>
              </text:list-item>
            </text:list>
          </draw:text-box>
          <svg:title/>
          <svg:desc/>
        </draw:frame>
        <draw:frame draw:id="id81" draw:style-name="a622" draw:name="CaixaDeTexto 3" svg:x="0.31496in" svg:y="0.23622in" svg:width="6.92913in" svg:height="0.55118in">
          <draw:text-box>
            <text:p text:style-name="a621" text:class-names="" text:cond-style-name=""><text:span text:style-name="a620" text:class-names="">Curso</text:span></text:p>
          </draw:text-box>
          <svg:title/>
          <svg:desc/>
        </draw:frame>
        <draw:frame draw:id="id82" draw:style-name="a625" draw:name="CaixaDeTexto 4" svg:x="5.12047in" svg:y="7.64952in" svg:width="5.51181in" svg:height="0.37025in">
          <draw:text-box>
            <text:p text:style-name="a624" text:class-names="" text:cond-style-name=""><text:span text:style-name="a623" text:class-names="">Erik Figueiredo</text:span></text:p>
          </draw:text-box>
          <svg:title/>
          <svg:desc/>
        </draw:frame>
        <presentation:notes draw:style-name="a631">
          <draw:frame draw:id="id83" draw:style-name="a628" draw:name="Espaço Reservado para Número de Slide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629" draw:name="Espaço Reservado para Imagem de Slide 1">
            <svg:title/>
            <svg:desc/>
          </draw:page-thumbnail>
          <draw:frame draw:id="id85" presentation:style-name="a63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33" draw:master-page-name="Master1-Layout7-blank-Em-branco" presentation:presentation-page-layout-name="Master1-PPL7" draw:id="Slide-258">
        <draw:frame draw:id="id86" presentation:style-name="a636" draw:name="Título 1" svg:x="0.55118in" svg:y="0.86614in" svg:width="9.92087in" svg:height="0.98661in" presentation:class="title" presentation:placeholder="false">
          <draw:text-box>
            <text:p text:style-name="a635" text:class-names="" text:cond-style-name=""><text:span text:style-name="a634" text:class-names="">A sigla</text:span></text:p>
          </draw:text-box>
          <svg:title/>
          <svg:desc/>
        </draw:frame>
        <draw:frame draw:id="id87" presentation:style-name="a673" draw:name="Espaço Reservado para Texto 2" svg:x="0.55118in" svg:y="2.07756in" svg:width="9.92087in" svg:height="5.456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37" text:class-names="">S</text:span><text:span text:style-name="a638" text:class-names="">ingle<text:s text:c="1"/></text:span><text:span text:style-name="a639" text:class-names="">Responsability</text:span><text:span text:style-name="a640" text:class-names=""><text:s text:c="1"/>-<text:s text:c="1"/></text:span><text:span text:style-name="a641" text:class-names="">Atores e estruturas de alto nível</text:span></text:p>
              </text:list-item>
            </text:list>
            <text:list text:style-name="a650">
              <text:list-item>
                <text:p text:style-name="a649" text:class-names="" text:cond-style-name=""><text:span text:style-name="a644" text:class-names="">O</text:span><text:span text:style-name="a645" text:class-names="">pen/Close<text:s text:c="1"/></text:span><text:span text:style-name="a646" text:class-names="">Principle</text:span><text:span text:style-name="a647" text:class-names=""><text:s text:c="1"/>(OCP) -<text:s text:c="1"/></text:span><text:span text:style-name="a648" text:class-names="">Projeto de classes e extensão de funcionalidades</text:span></text:p>
              </text:list-item>
            </text:list>
            <text:list text:style-name="a658">
              <text:list-item>
                <text:p text:style-name="a657" text:class-names="" text:cond-style-name=""><text:span text:style-name="a651" text:class-names="">L</text:span><text:span text:style-name="a652" text:class-names="">iskov</text:span><text:span text:style-name="a653" text:class-names=""><text:s text:c="1"/></text:span><text:span text:style-name="a654" text:class-names="">Substituition</text:span><text:span text:style-name="a655" text:class-names=""><text:s text:c="1"/>-<text:s text:c="1"/></text:span><text:span text:style-name="a656" text:class-names="">Subtipos e herança</text:span></text:p>
              </text:list-item>
            </text:list>
            <text:list text:style-name="a665">
              <text:list-item>
                <text:p text:style-name="a664" text:class-names="" text:cond-style-name=""><text:span text:style-name="a659" text:class-names="">I</text:span><text:span text:style-name="a660" text:class-names="">nterface<text:s text:c="1"/></text:span><text:span text:style-name="a661" text:class-names="">Segregation</text:span><text:span text:style-name="a662" text:class-names=""><text:s text:c="1"/>-<text:s text:c="1"/></text:span><text:span text:style-name="a663" text:class-names="">Lógica de negócios relacionada a comunicação com classes cliente</text:span></text:p>
              </text:list-item>
            </text:list>
            <text:list text:style-name="a672">
              <text:list-item>
                <text:p text:style-name="a671" text:class-names="" text:cond-style-name=""><text:span text:style-name="a666" text:class-names="">D</text:span><text:span text:style-name="a667" text:class-names="">ependency</text:span><text:span text:style-name="a668" text:class-names=""><text:s text:c="1"/></text:span><text:span text:style-name="a669" text:class-names="">Inversion</text:span><text:span text:style-name="a670" text:class-names=""/></text:p>
              </text:list-item>
            </text:list>
          </draw:text-box>
          <svg:title/>
          <svg:desc/>
        </draw:frame>
        <draw:frame draw:id="id88" draw:style-name="a676" draw:name="CaixaDeTexto 3" svg:x="0.31496in" svg:y="0.23622in" svg:width="6.92913in" svg:height="0.55118in">
          <draw:text-box>
            <text:p text:style-name="a675" text:class-names="" text:cond-style-name=""><text:span text:style-name="a674" text:class-names="">Curso</text:span></text:p>
          </draw:text-box>
          <svg:title/>
          <svg:desc/>
        </draw:frame>
        <draw:frame draw:id="id89" draw:style-name="a679" draw:name="CaixaDeTexto 4" svg:x="5.12047in" svg:y="7.64952in" svg:width="5.51181in" svg:height="0.37025in">
          <draw:text-box>
            <text:p text:style-name="a678" text:class-names="" text:cond-style-name=""><text:span text:style-name="a677" text:class-names="">Erik Figueiredo</text:span></text:p>
          </draw:text-box>
          <svg:title/>
          <svg:desc/>
        </draw:frame>
        <presentation:notes draw:style-name="a685">
          <draw:frame draw:id="id90" draw:style-name="a682" draw:name="Espaço Reservado para Número de Slide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1" presentation:style-name="a683" draw:name="Espaço Reservado para Imagem de Slide 1">
            <svg:title/>
            <svg:desc/>
          </draw:page-thumbnail>
          <draw:frame draw:id="id92" presentation:style-name="a68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7" draw:master-page-name="Master1-Layout7-blank-Em-branco" presentation:presentation-page-layout-name="Master1-PPL7" draw:id="Slide-259">
        <draw:frame draw:id="id93" presentation:style-name="a690" draw:name="Título 1" svg:x="0.55118in" svg:y="0.86614in" svg:width="9.92087in" svg:height="0.98661in" presentation:class="title" presentation:placeholder="false">
          <draw:text-box>
            <text:p text:style-name="a689" text:class-names="" text:cond-style-name=""><text:span text:style-name="a688" text:class-names="">Single Responsability</text:span></text:p>
          </draw:text-box>
          <svg:title/>
          <svg:desc/>
        </draw:frame>
        <draw:frame draw:id="id94" presentation:style-name="a700" draw:name="Espaço Reservado para Texto 2" svg:x="0.55118in" svg:y="2.07756in" svg:width="9.92087in" svg:height="5.4563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Responsabilidade única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Um objeto jamais deve ter mais de um fim ou proposito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Ex.: Um objeto não deve armazenar registros e imprimir o resultado ou salvar estes dados.</text:span></text:p>
              </text:list-item>
            </text:list>
          </draw:text-box>
          <svg:title/>
          <svg:desc/>
        </draw:frame>
        <draw:frame draw:id="id95" draw:style-name="a703" draw:name="CaixaDeTexto 3" svg:x="0.31496in" svg:y="0.23622in" svg:width="6.92913in" svg:height="0.55118in">
          <draw:text-box>
            <text:p text:style-name="a702" text:class-names="" text:cond-style-name=""><text:span text:style-name="a701" text:class-names="">Curso</text:span></text:p>
          </draw:text-box>
          <svg:title/>
          <svg:desc/>
        </draw:frame>
        <draw:frame draw:id="id96" draw:style-name="a706" draw:name="CaixaDeTexto 4" svg:x="5.12047in" svg:y="7.64952in" svg:width="5.51181in" svg:height="0.37025in">
          <draw:text-box>
            <text:p text:style-name="a705" text:class-names="" text:cond-style-name=""><text:span text:style-name="a704" text:class-names="">Erik Figueiredo</text:span></text:p>
          </draw:text-box>
          <svg:title/>
          <svg:desc/>
        </draw:frame>
        <presentation:notes draw:style-name="a712">
          <draw:frame draw:id="id97" draw:style-name="a709" draw:name="Espaço Reservado para Número de Slide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8" presentation:style-name="a710" draw:name="Espaço Reservado para Imagem de Slide 1">
            <svg:title/>
            <svg:desc/>
          </draw:page-thumbnail>
          <draw:frame draw:id="id99" presentation:style-name="a71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4" draw:master-page-name="Master1-Layout7-blank-Em-branco" presentation:presentation-page-layout-name="Master1-PPL7" draw:id="Slide-260">
        <draw:frame draw:id="id100" presentation:style-name="a717" draw:name="Título 1" svg:x="0.55118in" svg:y="0.86614in" svg:width="9.92087in" svg:height="0.98661in" presentation:class="title" presentation:placeholder="false">
          <draw:text-box>
            <text:p text:style-name="a716" text:class-names="" text:cond-style-name=""><text:span text:style-name="a715" text:class-names="">Open/Closed</text:span></text:p>
          </draw:text-box>
          <svg:title/>
          <svg:desc/>
        </draw:frame>
        <draw:frame draw:id="id101" presentation:style-name="a733" draw:name="Espaço Reservado para Texto 2" svg:x="0.55118in" svg:y="2.07756in" svg:width="9.92087in" svg:height="5.4563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Aberto para expansão, fechado para modificação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Uma classe não deve depender de outra! As possíveis soluções: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Usar interfaces e Classes abstratas para definir um tipo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Padrão de projeto Strategy (Interface)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drão de projeto Template Method (Abstract)</text:span></text:p>
              </text:list-item>
            </text:list>
          </draw:text-box>
          <svg:title/>
          <svg:desc/>
        </draw:frame>
        <draw:frame draw:id="id102" draw:style-name="a736" draw:name="CaixaDeTexto 3" svg:x="0.31496in" svg:y="0.23622in" svg:width="6.92913in" svg:height="0.55118in">
          <draw:text-box>
            <text:p text:style-name="a735" text:class-names="" text:cond-style-name=""><text:span text:style-name="a734" text:class-names="">Curso</text:span></text:p>
          </draw:text-box>
          <svg:title/>
          <svg:desc/>
        </draw:frame>
        <draw:frame draw:id="id103" draw:style-name="a739" draw:name="CaixaDeTexto 4" svg:x="5.12047in" svg:y="7.64952in" svg:width="5.51181in" svg:height="0.37025in">
          <draw:text-box>
            <text:p text:style-name="a738" text:class-names="" text:cond-style-name=""><text:span text:style-name="a737" text:class-names="">Erik Figueiredo</text:span></text:p>
          </draw:text-box>
          <svg:title/>
          <svg:desc/>
        </draw:frame>
        <presentation:notes draw:style-name="a745">
          <draw:frame draw:id="id104" draw:style-name="a742" draw:name="Espaço Reservado para Número de Slide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5" presentation:style-name="a743" draw:name="Espaço Reservado para Imagem de Slide 1">
            <svg:title/>
            <svg:desc/>
          </draw:page-thumbnail>
          <draw:frame draw:id="id106" presentation:style-name="a74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7" draw:master-page-name="Master1-Layout7-blank-Em-branco" presentation:presentation-page-layout-name="Master1-PPL7" draw:id="Slide-261">
        <draw:frame draw:id="id107" presentation:style-name="a750" draw:name="Título 1" svg:x="0.55118in" svg:y="0.86614in" svg:width="9.92087in" svg:height="0.98661in" presentation:class="title" presentation:placeholder="false">
          <draw:text-box>
            <text:p text:style-name="a749" text:class-names="" text:cond-style-name=""><text:span text:style-name="a748" text:class-names="">Liskov Substitution</text:span></text:p>
          </draw:text-box>
          <svg:title/>
          <svg:desc/>
        </draw:frame>
        <draw:frame draw:id="id108" presentation:style-name="a760" draw:name="Espaço Reservado para Texto 2" svg:x="0.55118in" svg:y="2.07756in" svg:width="9.92087in" svg:height="5.4563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Subtipos devem ser substituíveis pelos seus tipos base.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(Barbara Liskov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Ex.: Um quadrado é um tipo de retângulo, mas não pode ser substituído pelo retângulo, ele quebra o princípio de Liskov.</text:span></text:p>
              </text:list-item>
            </text:list>
          </draw:text-box>
          <svg:title/>
          <svg:desc/>
        </draw:frame>
        <draw:frame draw:id="id109" draw:style-name="a763" draw:name="CaixaDeTexto 3" svg:x="0.31496in" svg:y="0.23622in" svg:width="6.92913in" svg:height="0.55118in">
          <draw:text-box>
            <text:p text:style-name="a762" text:class-names="" text:cond-style-name=""><text:span text:style-name="a761" text:class-names="">Curso</text:span></text:p>
          </draw:text-box>
          <svg:title/>
          <svg:desc/>
        </draw:frame>
        <draw:frame draw:id="id110" draw:style-name="a766" draw:name="CaixaDeTexto 4" svg:x="5.12047in" svg:y="7.64952in" svg:width="5.51181in" svg:height="0.37025in">
          <draw:text-box>
            <text:p text:style-name="a765" text:class-names="" text:cond-style-name=""><text:span text:style-name="a764" text:class-names="">Erik Figueiredo</text:span></text:p>
          </draw:text-box>
          <svg:title/>
          <svg:desc/>
        </draw:frame>
        <presentation:notes draw:style-name="a772">
          <draw:frame draw:id="id111" draw:style-name="a769" draw:name="Espaço Reservado para Número de Slide 6" svg:x="4.67953in" svg:y="11.10827in" svg:width="3.5878in" svg:height="0.58425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2" presentation:style-name="a770" draw:name="Espaço Reservado para Imagem de Slide 1">
            <svg:title/>
            <svg:desc/>
          </draw:page-thumbnail>
          <draw:frame draw:id="id113" presentation:style-name="a7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74" draw:master-page-name="Master1-Layout7-blank-Em-branco" presentation:presentation-page-layout-name="Master1-PPL7" draw:id="Slide-262">
        <draw:frame draw:id="id114" presentation:style-name="a777" draw:name="Título 1" svg:x="0.55118in" svg:y="0.86614in" svg:width="9.92087in" svg:height="0.98661in" presentation:class="title" presentation:placeholder="false">
          <draw:text-box>
            <text:p text:style-name="a776" text:class-names="" text:cond-style-name=""><text:span text:style-name="a775" text:class-names="">Interface Segregation</text:span></text:p>
          </draw:text-box>
          <svg:title/>
          <svg:desc/>
        </draw:frame>
        <draw:frame draw:id="id115" presentation:style-name="a787" draw:name="Espaço Reservado para Texto 2" svg:x="0.55118in" svg:y="2.07756in" svg:width="9.92087in" svg:height="5.456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Nenhum cliente deve ser forçado a depender de métodos que ele não use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Podemos e devemos cria interfaces menores e mais simples, mesmo que com métodos duplicados.</text:span></text:p>
              </text:list-item>
            </text:list>
          </draw:text-box>
          <svg:title/>
          <svg:desc/>
        </draw:frame>
        <draw:frame draw:id="id116" draw:style-name="a790" draw:name="CaixaDeTexto 3" svg:x="0.31496in" svg:y="0.23622in" svg:width="6.92913in" svg:height="0.55118in">
          <draw:text-box>
            <text:p text:style-name="a789" text:class-names="" text:cond-style-name=""><text:span text:style-name="a788" text:class-names="">Curso</text:span></text:p>
          </draw:text-box>
          <svg:title/>
          <svg:desc/>
        </draw:frame>
        <draw:frame draw:id="id117" draw:style-name="a793" draw:name="CaixaDeTexto 4" svg:x="5.12047in" svg:y="7.64952in" svg:width="5.51181in" svg:height="0.37025in">
          <draw:text-box>
            <text:p text:style-name="a792" text:class-names="" text:cond-style-name=""><text:span text:style-name="a791" text:class-names="">Erik Figueiredo</text:span></text:p>
          </draw:text-box>
          <svg:title/>
          <svg:desc/>
        </draw:frame>
        <presentation:notes draw:style-name="a799">
          <draw:frame draw:id="id118" draw:style-name="a796" draw:name="Espaço Reservado para Número de Slide 6" svg:x="4.67953in" svg:y="11.10827in" svg:width="3.5878in" svg:height="0.58425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9" presentation:style-name="a797" draw:name="Espaço Reservado para Imagem de Slide 1">
            <svg:title/>
            <svg:desc/>
          </draw:page-thumbnail>
          <draw:frame draw:id="id120" presentation:style-name="a7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01" draw:master-page-name="Master1-Layout7-blank-Em-branco" presentation:presentation-page-layout-name="Master1-PPL7" draw:id="Slide-263">
        <draw:frame draw:id="id121" presentation:style-name="a804" draw:name="Título 1" svg:x="0.55118in" svg:y="0.86614in" svg:width="9.92087in" svg:height="0.98661in" presentation:class="title" presentation:placeholder="false">
          <draw:text-box>
            <text:p text:style-name="a803" text:class-names="" text:cond-style-name=""><text:span text:style-name="a802" text:class-names="">Dependency Inversion</text:span></text:p>
          </draw:text-box>
          <svg:title/>
          <svg:desc/>
        </draw:frame>
        <draw:frame draw:id="id122" presentation:style-name="a814" draw:name="Espaço Reservado para Texto 2" svg:x="0.55118in" svg:y="2.07756in" svg:width="9.92087in" svg:height="5.4563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5" text:class-names="">A.<text:s text:c="1"/></text:span><text:span text:style-name="a806" text:class-names="">Módulos de alto nível não deveriam depender de módulos de baixo nível. Ambos deveriam depender de abstrações</text:span><text:span text:style-name="a807" text:class-names="">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B.<text:s text:c="1"/></text:span><text:span text:style-name="a811" text:class-names="">Abstrações não deveriam depender de detalhes. Detalhes devem depender de abstrações.</text:span></text:p>
              </text:list-item>
            </text:list>
          </draw:text-box>
          <svg:title/>
          <svg:desc/>
        </draw:frame>
        <draw:frame draw:id="id123" draw:style-name="a817" draw:name="CaixaDeTexto 3" svg:x="0.31496in" svg:y="0.23622in" svg:width="6.92913in" svg:height="0.55118in">
          <draw:text-box>
            <text:p text:style-name="a816" text:class-names="" text:cond-style-name=""><text:span text:style-name="a815" text:class-names="">Curso</text:span></text:p>
          </draw:text-box>
          <svg:title/>
          <svg:desc/>
        </draw:frame>
        <draw:frame draw:id="id124" draw:style-name="a820" draw:name="CaixaDeTexto 4" svg:x="5.12047in" svg:y="7.64952in" svg:width="5.51181in" svg:height="0.37025in">
          <draw:text-box>
            <text:p text:style-name="a819" text:class-names="" text:cond-style-name=""><text:span text:style-name="a818" text:class-names="">Erik Figueiredo</text:span></text:p>
          </draw:text-box>
          <svg:title/>
          <svg:desc/>
        </draw:frame>
        <presentation:notes draw:style-name="a826">
          <draw:frame draw:id="id125" draw:style-name="a823" draw:name="Espaço Reservado para Número de Slide 6" svg:x="4.67953in" svg:y="11.10827in" svg:width="3.5878in" svg:height="0.58425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6" presentation:style-name="a824" draw:name="Espaço Reservado para Imagem de Slide 1">
            <svg:title/>
            <svg:desc/>
          </draw:page-thumbnail>
          <draw:frame draw:id="id127" presentation:style-name="a82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e Conteúd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as Partes de Conteúdo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mente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e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exto e Título Vertical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86" xlink:href="media/image1.jpg" xlink:show="embed" xlink:actuate="onLoad"/>
    <draw:fill-image draw:name="a632" xlink:href="media/image1.jpg" xlink:show="embed" xlink:actuate="onLoad"/>
    <draw:fill-image draw:name="a371" xlink:href="media/image1.jpg" xlink:show="embed" xlink:actuate="onLoad"/>
    <draw:fill-image draw:name="a514" xlink:href="media/image1.jpg" xlink:show="embed" xlink:actuate="onLoad"/>
    <draw:fill-image draw:name="a746" xlink:href="media/image1.jpg" xlink:show="embed" xlink:actuate="onLoad"/>
    <draw:fill-image draw:name="a800" xlink:href="media/image1.jpg" xlink:show="embed" xlink:actuate="onLoad"/>
    <draw:fill-image draw:name="a596" xlink:href="media/image1.jpg" xlink:show="embed" xlink:actuate="onLoad"/>
    <draw:fill-image draw:name="a171" xlink:href="media/image1.jpg" xlink:show="embed" xlink:actuate="onLoad"/>
    <draw:fill-image draw:name="a773" xlink:href="media/image1.jpg" xlink:show="embed" xlink:actuate="onLoad"/>
    <draw:fill-image draw:name="a134" xlink:href="media/image1.jpg" xlink:show="embed" xlink:actuate="onLoad"/>
    <draw:fill-image draw:name="a0" xlink:href="media/image1.jpg" xlink:show="embed" xlink:actuate="onLoad"/>
    <draw:fill-image draw:name="a424" xlink:href="media/image1.jpg" xlink:show="embed" xlink:actuate="onLoad"/>
    <draw:fill-image draw:name="a464" xlink:href="media/image1.jpg" xlink:show="embed" xlink:actuate="onLoad"/>
    <draw:fill-image draw:name="a85" xlink:href="media/image1.jpg" xlink:show="embed" xlink:actuate="onLoad"/>
    <draw:fill-image draw:name="a48" xlink:href="media/image1.jpg" xlink:show="embed" xlink:actuate="onLoad"/>
    <draw:fill-image draw:name="a342" xlink:href="media/image1.jpg" xlink:show="embed" xlink:actuate="onLoad"/>
    <draw:fill-image draw:name="a236" xlink:href="media/image1.jpg" xlink:show="embed" xlink:actuate="onLoad"/>
    <draw:fill-image draw:name="a713" xlink:href="media/image1.jpg" xlink:show="embed" xlink:actuate="onLoad"/>
    <draw:fill-image draw:name="a577" xlink:href="media/image1.jpg" xlink:show="embed" xlink:actuate="onLoad"/>
    <draw:fill-image draw:name="a309" xlink:href="media/image1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1">
      <draw:frame draw:id="id0" presentation:style-name="a4" draw:name="Espaço Reservado para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ço Reservado para Texto 2" svg:x="0.55118in" svg:y="1.93465in" svg:width="9.92087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ço Reservado para Rodapé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que para editar o título mestre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que para editar o estilo do subtítulo Mestre</text:span><text:span text:style-name="a55" text:class-names=""/></text:p>
        </draw:text-box>
        <svg:title/>
        <svg:desc/>
      </draw:frame>
      <draw:frame draw:id="id13" presentation:style-name="a60" draw:name="Espaço Reservado para Data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Espaço Reservado para Rodapé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Espaço Reservado para Número de Slide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Espaço Reservado para Imagem de Slide 1">
          <svg:title/>
          <svg:desc/>
        </draw:page-thumbnail>
        <draw:frame draw:id="id6" presentation:style-name="a71" draw:name="Espaço Reservado para Anotaçõ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ço Reservado para Cabeçalh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ço Reservado para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ço Reservado para Rodapé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ço Reservado para Número de Slid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6">
      <draw:frame draw:id="id16" presentation:style-name="a90" draw:name="Título 1" svg:x="0.55118in" svg:y="0.32953in" svg:width="9.92087in" svg:height="1.38031in" presentation:class="title" presentation:placeholder="false">
        <draw:text-box>
          <text:p text:style-name="a89" text:class-names="" text:cond-style-name=""><text:span text:style-name="a87" text:class-names="">Clique para editar o título mestre</text:span><text:span text:style-name="a88" text:class-names=""/></text:p>
        </draw:text-box>
        <svg:title/>
        <svg:desc/>
      </draw:frame>
      <draw:frame draw:id="id17" presentation:style-name="a106" draw:name="Espaço Reservado para Conteúdo 2" svg:x="0.55118in" svg:y="1.93465in" svg:width="9.92087in" svg:height="4.79528in" presentation:class="object" presentation:placeholder="false">
        <draw:text-box>
          <text:p text:style-name="a92" text:class-names="" text:cond-style-name=""><text:span text:style-name="a91" text:class-names="">Editar estilos de texto Mestr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í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í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Espaço Reservado para Data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Espaço Reservado para Rodapé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Espaço Reservado para Número de Slide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Espaço Reservado para Imagem de Slide 1">
          <svg:title/>
          <svg:desc/>
        </draw:page-thumbnail>
        <draw:frame draw:id="id6" presentation:style-name="a120" draw:name="Espaço Reservado para Anotaçõ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ço Reservado para Cabeçalh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ço Reservado para Dat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ço Reservado para Rodapé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ço Reservado para Número de Slid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22" presentation:style-name="a143" draw:name="Espaço Reservado para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ar estilos de texto Mestre</text:span></text:p>
            </text:list-item>
          </text:list>
        </draw:text-box>
        <svg:title/>
        <svg:desc/>
      </draw:frame>
      <draw:frame draw:id="id23" presentation:style-name="a146" draw:name="Espaço Reservado para Data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Espaço Reservado para Rodapé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Espaço Reservado para Número de Slide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Espaço Reservado para Imagem de Slide 1">
          <svg:title/>
          <svg:desc/>
        </draw:page-thumbnail>
        <draw:frame draw:id="id6" presentation:style-name="a157" draw:name="Espaço Reservado para Anotaçõ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Espaço Reservado para Cabeçalh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Espaço Reservado para Dat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Espaço Reservado para Rodapé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ço Reservado para Número de Slid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2">
      <draw:frame draw:id="id26" presentation:style-name="a176" draw:name="Título 1" svg:x="0.55118in" svg:y="0.32953in" svg:width="9.92087in" svg:height="1.38031in" presentation:class="title" presentation:placeholder="false">
        <draw:text-box>
          <text:p text:style-name="a175" text:class-names="" text:cond-style-name=""><text:span text:style-name="a173" text:class-names="">Clique para editar o título mestre</text:span><text:span text:style-name="a174" text:class-names=""/></text:p>
        </draw:text-box>
        <svg:title/>
        <svg:desc/>
      </draw:frame>
      <draw:frame draw:id="id27" presentation:style-name="a192" draw:name="Espaço Reservado para Conteúdo 2" svg:x="0.55035in" svg:y="1.93403in" svg:width="4.87674in" svg:height="4.79514in" presentation:class="object" presentation:placeholder="false">
        <draw:text-box>
          <text:p text:style-name="a178" text:class-names="" text:cond-style-name=""><text:span text:style-name="a177" text:class-names="">Editar estilos de texto Mestr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í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Espaço Reservado para Conteúdo 3" svg:x="5.59375in" svg:y="1.93403in" svg:width="4.87847in" svg:height="4.79514in" presentation:class="object" presentation:placeholder="false">
        <draw:text-box>
          <text:p text:style-name="a194" text:class-names="" text:cond-style-name=""><text:span text:style-name="a193" text:class-names="">Editar estilos de texto Mestr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í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í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Espaço Reservado para Data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Espaço Reservado para Rodapé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Espaço Reservado para Número de Slide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Espaço Reservado para Imagem de Slide 1">
          <svg:title/>
          <svg:desc/>
        </draw:page-thumbnail>
        <draw:frame draw:id="id6" presentation:style-name="a222" draw:name="Espaço Reservado para Anotaçõ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ço Reservado para Cabeçalh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ço Reservado para Dat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ço Reservado para Rodapé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ço Reservado para Número de Slid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que para editar o título mestre</text:span><text:span text:style-name="a239" text:class-names=""/></text:p>
        </draw:text-box>
        <svg:title/>
        <svg:desc/>
      </draw:frame>
      <draw:frame draw:id="id33" presentation:style-name="a245" draw:name="Espaço Reservado para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ar estilos de texto Mestre</text:span></text:p>
            </text:list-item>
          </text:list>
        </draw:text-box>
        <svg:title/>
        <svg:desc/>
      </draw:frame>
      <draw:frame draw:id="id34" presentation:style-name="a261" draw:name="Espaço Reservado para Conteú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ar estilos de texto Mestr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í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í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Espaço Reservado para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estilos de texto Mestre</text:span></text:p>
            </text:list-item>
          </text:list>
        </draw:text-box>
        <svg:title/>
        <svg:desc/>
      </draw:frame>
      <draw:frame draw:id="id36" presentation:style-name="a281" draw:name="Espaço Reservado para Conteú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ar estilos de texto Mestr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í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í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Espaço Reservado para Data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Espaço Reservado para Rodapé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Espaço Reservado para Número de Slide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Espaço Reservado para Imagem de Slide 1">
          <svg:title/>
          <svg:desc/>
        </draw:page-thumbnail>
        <draw:frame draw:id="id6" presentation:style-name="a295" draw:name="Espaço Reservado para Anotaçõ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Espaço Reservado para Cabeçalh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Espaço Reservado para Dat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Espaço Reservado para Rodapé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ço Reservado para Número de Slid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0">
      <draw:frame draw:id="id40" presentation:style-name="a314" draw:name="Título 1" svg:x="0.55118in" svg:y="0.32953in" svg:width="9.92087in" svg:height="1.38031in" presentation:class="title" presentation:placeholder="false">
        <draw:text-box>
          <text:p text:style-name="a313" text:class-names="" text:cond-style-name=""><text:span text:style-name="a311" text:class-names="">Clique para editar o título mestre</text:span><text:span text:style-name="a312" text:class-names=""/></text:p>
        </draw:text-box>
        <svg:title/>
        <svg:desc/>
      </draw:frame>
      <draw:frame draw:id="id41" presentation:style-name="a317" draw:name="Espaço Reservado para Data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Espaço Reservado para Rodapé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Espaço Reservado para Número de Slide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Espaço Reservado para Imagem de Slide 1">
          <svg:title/>
          <svg:desc/>
        </draw:page-thumbnail>
        <draw:frame draw:id="id6" presentation:style-name="a328" draw:name="Espaço Reservado para Anotaçõ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ço Reservado para Cabeçalh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ço Reservado para Dat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ço Reservado para Rodapé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ço Reservado para Número de Slid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3">
      <draw:frame draw:id="id44" presentation:style-name="a346" draw:name="Espaço Reservado para Data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Espaço Reservado para Rodapé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Espaço Reservado para Número de Slide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Espaço Reservado para Imagem de Slide 1">
          <svg:title/>
          <svg:desc/>
        </draw:page-thumbnail>
        <draw:frame draw:id="id6" presentation:style-name="a357" draw:name="Espaço Reservado para Anotaçõ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Espaço Reservado para Cabeçalh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Espaço Reservado para Dat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Espaço Reservado para Rodapé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ço Reservado para Número de Slid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que para editar o título mestre</text:span><text:span text:style-name="a374" text:class-names=""/></text:p>
        </draw:text-box>
        <svg:title/>
        <svg:desc/>
      </draw:frame>
      <draw:frame draw:id="id48" presentation:style-name="a392" draw:name="Espaço Reservado para Conteú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ar estilos de texto Mestr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í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í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Espaço Reservado para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ar estilos de texto Mestre</text:span></text:p>
            </text:list-item>
          </text:list>
        </draw:text-box>
        <svg:title/>
        <svg:desc/>
      </draw:frame>
      <draw:frame draw:id="id50" presentation:style-name="a399" draw:name="Espaço Reservado para Data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Espaço Reservado para Rodapé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Espaço Reservado para Número de Slide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Espaço Reservado para Imagem de Slide 1">
          <svg:title/>
          <svg:desc/>
        </draw:page-thumbnail>
        <draw:frame draw:id="id6" presentation:style-name="a410" draw:name="Espaço Reservado para Anotaçõ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Espaço Reservado para Cabeçalh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Espaço Reservado para Dat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Espaço Reservado para Rodapé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Espaço Reservado para Número de Slid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que para editar o título mestre</text:span><text:span text:style-name="a427" text:class-names=""/></text:p>
        </draw:text-box>
        <svg:title/>
        <svg:desc/>
      </draw:frame>
      <draw:frame draw:id="id54" presentation:style-name="a432" draw:name="Espaço Reservado para Imagem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Espaço Reservado para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stilos de texto Mestre</text:span></text:p>
            </text:list-item>
          </text:list>
        </draw:text-box>
        <svg:title/>
        <svg:desc/>
      </draw:frame>
      <draw:frame draw:id="id56" presentation:style-name="a439" draw:name="Espaço Reservado para Data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Espaço Reservado para Rodapé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Espaço Reservado para Número de Slide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Espaço Reservado para Imagem de Slide 1">
          <svg:title/>
          <svg:desc/>
        </draw:page-thumbnail>
        <draw:frame draw:id="id6" presentation:style-name="a450" draw:name="Espaço Reservado para Anotaçõ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Espaço Reservado para Cabeçalh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Espaço Reservado para Dat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ço Reservado para Rodapé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ço Reservado para Número de Slid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5">
      <draw:frame draw:id="id59" presentation:style-name="a469" draw:name="Título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60" presentation:style-name="a486" draw:name="Espaço Reservado para Texto Vertical 2" svg:x="0.55118in" svg:y="1.93465in" svg:width="9.92087in" svg:height="4.7952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stilos de texto Mestr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í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í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Espaço Reservado para Data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Espaço Reservado para Rodapé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Espaço Reservado para Número de Slide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Espaço Reservado para Imagem de Slide 1">
          <svg:title/>
          <svg:desc/>
        </draw:page-thumbnail>
        <draw:frame draw:id="id6" presentation:style-name="a500" draw:name="Espaço Reservado para Anotaçõ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Espaço Reservado para Cabeçalh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Espaço Reservado para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Espaço Reservado para Rodapé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Espaço Reservado para Número de Slid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15">
      <draw:frame draw:id="id64" presentation:style-name="a519" draw:name="Título Vertical 1" svg:x="7.99306in" svg:y="0.32986in" svg:width="2.47917in" svg:height="6.39931in" presentation:class="title" presentation:placeholder="false">
        <draw:text-box>
          <text:p text:style-name="a518" text:class-names="" text:cond-style-name=""><text:span text:style-name="a516" text:class-names="">Clique para editar o título mestre</text:span><text:span text:style-name="a517" text:class-names=""/></text:p>
        </draw:text-box>
        <svg:title/>
        <svg:desc/>
      </draw:frame>
      <draw:frame draw:id="id65" presentation:style-name="a536" draw:name="Espaço Reservado para Texto Vertical 2" svg:x="0.55035in" svg:y="0.32986in" svg:width="7.27604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ar estilos de texto Mestr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í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í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Espaço Reservado para Data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Espaço Reservado para Rodapé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Espaço Reservado para Número de Slide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Espaço Reservado para Imagem de Slide 1">
          <svg:title/>
          <svg:desc/>
        </draw:page-thumbnail>
        <draw:frame draw:id="id6" presentation:style-name="a550" draw:name="Espaço Reservado para Anotaçõ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Espaço Reservado para Cabeçalh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Espaço Reservado para Dat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ço Reservado para Rodapé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ço Reservado para Número de Slid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Espaço Reservado para Cabeçalho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Espaço Reservado para Data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Espaço Reservado para Rodapé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Espaço Reservado para Número de Slide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Erik Figueiredo</meta:initial-creator>
    <dc:creator>Andre</dc:creator>
    <meta:creation-date>2015-03-23T17:54:36Z</meta:creation-date>
    <dc:date>2017-07-28T03:28:53Z</dc:date>
    <meta:editing-cycles>18</meta:editing-cycles>
    <meta:editing-duration>PT12048S</meta:editing-duration>
    <meta:document-statistic meta:paragraph-count="60" meta:word-count="304"/>
  </office:meta>
</office:document-meta>
</file>